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l" fo:country="GR" officeooo:rsid="00051ca3" officeooo:paragraph-rsid="00051ca3"/>
    </style:style>
    <style:style style:name="P2" style:family="paragraph" style:parent-style-name="Standard">
      <style:text-properties fo:language="el" fo:country="GR" officeooo:rsid="00051ca3" officeooo:paragraph-rsid="00076d81"/>
    </style:style>
    <style:style style:name="P3" style:family="paragraph" style:parent-style-name="Standard">
      <style:text-properties fo:language="en" fo:country="US" officeooo:rsid="00051ca3" officeooo:paragraph-rsid="00051ca3"/>
    </style:style>
    <style:style style:name="P4" style:family="paragraph" style:parent-style-name="Standard">
      <style:text-properties fo:language="en" fo:country="US" officeooo:rsid="00076d81" officeooo:paragraph-rsid="00076d81"/>
    </style:style>
    <style:style style:name="P5" style:family="paragraph" style:parent-style-name="Standard">
      <style:text-properties fo:language="en" fo:country="US" fo:font-style="normal" officeooo:rsid="00076d81" officeooo:paragraph-rsid="00076d81" style:font-style-asian="normal" style:font-style-complex="normal"/>
    </style:style>
    <style:style style:name="P6" style:family="paragraph" style:parent-style-name="Standard">
      <style:text-properties fo:language="en" fo:country="US" fo:font-style="normal" style:text-underline-style="none" officeooo:rsid="00076d81" officeooo:paragraph-rsid="00076d81" style:font-style-asian="normal" style:font-style-complex="normal"/>
    </style:style>
    <style:style style:name="P7" style:family="paragraph" style:parent-style-name="Standard">
      <style:text-properties fo:language="en" fo:country="US" fo:font-style="normal" style:text-underline-style="none" fo:font-weight="normal" officeooo:rsid="0007b701" officeooo:paragraph-rsid="0007b701" style:font-style-asian="normal" style:font-weight-asian="normal" style:font-style-complex="normal" style:font-weight-complex="normal"/>
    </style:style>
    <style:style style:name="P8" style:family="paragraph" style:parent-style-name="Standard">
      <style:text-properties fo:language="en" fo:country="US" fo:font-style="normal" officeooo:rsid="00076d81" officeooo:paragraph-rsid="00076d81" style:font-style-asian="normal" style:font-style-complex="normal"/>
    </style:style>
    <style:style style:name="P9" style:family="paragraph" style:parent-style-name="Standard">
      <style:text-properties fo:language="en" fo:country="US" fo:font-style="normal" officeooo:rsid="0007b701" officeooo:paragraph-rsid="0007b701" style:font-style-asian="normal" style:font-style-complex="normal"/>
    </style:style>
    <style:style style:name="P10" style:family="paragraph" style:parent-style-name="Standard">
      <style:text-properties fo:language="en" fo:country="US" fo:font-style="normal" officeooo:rsid="0007d62b" officeooo:paragraph-rsid="0007d62b" style:font-style-asian="normal" style:font-style-complex="normal"/>
    </style:style>
    <style:style style:name="P11" style:family="paragraph" style:parent-style-name="Standard">
      <style:text-properties fo:language="el" fo:country="GR" officeooo:rsid="00076d81" officeooo:paragraph-rsid="00076d81"/>
    </style:style>
    <style:style style:name="P12" style:family="paragraph" style:parent-style-name="Standard">
      <style:text-properties fo:language="el" fo:country="GR" officeooo:rsid="0007b701" officeooo:paragraph-rsid="0007b701"/>
    </style:style>
    <style:style style:name="T1" style:family="text">
      <style:text-properties fo:language="en" fo:country="US"/>
    </style:style>
    <style:style style:name="T2" style:family="text">
      <style:text-properties style:text-underline-style="none"/>
    </style:style>
    <style:style style:name="T3" style:family="text">
      <style:text-properties fo:font-style="italic" style:text-underline-style="none" style:font-style-asian="italic" style:font-style-complex="italic"/>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Υποθέσεις: Υποθεσαμε οτι οι ιδιοι δυο αξιολογητες αξιολογουν ολες τις αιτησεις για μια θεση εργασιας.</text:p>
      <text:p text:style-name="P12">Κατασκευαστικές επιλογες: Επιλεξαμε να κανουμε drop τους πινακες οταν καναμε καποια αλλαγη, αντι του ALTER TABLE, λογω της πιο οργανωμενης εμφανισης του κωδικα, και την μικρη εκταση της βασης μας που το επετρεπε.</text:p>
      <text:p text:style-name="P1"/>
      <text:p text:style-name="P1">3.1.2.1</text:p>
      <text:p text:style-name="P2">Για αυτο το ερωτημα, αρχικα δημιουργησαμε εναν πινακα. Επειτα συμπεραναμε οτι ηταν αρκετη η επεκταση του πινακα <text:span text:style-name="T1">applies, </text:span>ετσι ωστε να περιεχει την κατασταση της αιτησης. Τα υπολοιπα ζητουμενα της απαιτησης καλυπτονται μεσω <text:span text:style-name="T1">triggers </text:span>και <text:span text:style-name="T1">procedures </text:span>που θα δουμε παρακατω.<text:line-break/></text:p>
      <text:p text:style-name="P2"><text:line-break/>3.1.2.2</text:p>
      <text:p text:style-name="P1">Σε αυτη την απαιτηση, σε πρωτη φαση επεκτειναμε τον πινακα <text:span text:style-name="T1">job </text:span>ετσι ωστε να περιεχει δυο αξιολογητες οι οποιοι αξιολογουν την καθε θεση εργασιας. </text:p>
      <text:p text:style-name="P1">Ακομη, επρεπε να επεκτεινουμε τον πινακα <text:span text:style-name="T1">applies </text:span>ετσι ωστε να περιεχει την ωρα που εγινε η αιτηση (<text:span text:style-name="T1">insertion_time)</text:span>, με <text:span text:style-name="T1">default </text:span>τιμη <text:span text:style-name="T1">NOW(), </text:span>ετσι ωστε να αποθηκευεται αυτοματα η στιγμη που γινεται η αιτηση.</text:p>
      <text:p text:style-name="P1">Επρεπε να επεκτεινουμε περεταιρω τον πινακα βαζοντας τρεις βαθμολογιες (<text:span text:style-name="T1">grade1, grade2, total_grade), </text:span>στις οποιες αποθηκευονται οι βαθμολογιες του πρωτου και του δευτερου αξιολογητη, και ο συνολικος βαθμος για αυτη την αιτηση αντιστοιχα. Τα <text:span text:style-name="T1">grade1 </text:span>και <text:span text:style-name="T1">grade2 </text:span>εχουν <text:span text:style-name="T1">default </text:span>τιμη το -1 για λογους ευκολιας στην υλοποιηση των επομενων ερωτηματων.</text:p>
      <text:p text:style-name="P1"/>
      <text:p text:style-name="P1"/>
      <text:p text:style-name="P3">3.1.3.1</text:p>
      <text:p text:style-name="P4">Για αυτο το stored procedure χρειαστηκε να φτιαξουμε δυο, ενα βοηθητικο για την αυτοματη βαθμολογηση σε περιπτωση που ο αξιολογητης αξιολογει τον συγκεκριμενο εργαζομενο και δεν εχει καταχωριστει ο βαθμος αξιολογησης (auto_grading), και ενα για τα υπολοιπα ζητουμενα (evaluators_grade). <text:span text:style-name="T3">Θα μπορουσαμε να το υλοποιησουμε και σε ενα, αλλα αυτη η μεθοδος μας διευκολυνε, καθως “καθαρισε” αρκετα τον κωδικα.</text:span></text:p>
      <text:p text:style-name="P5"><text:span text:style-name="T2"/></text:p>
      <text:p text:style-name="P6">Για το auto_grading:</text:p>
      <text:p text:style-name="P6">Χρησιμοποιούμε εναν cursor για να ελεγξουμε ολα τα πτυχια που εχει ενας εργαζομενος, και μεσα σε ενα while loop προσθετουμε τους βαθμους που αναλογουν για καθε πτυχιο. Μετα ελεγχουμε ποσα προτζεκτ εχει υλοποιησει ο εργαζομενος, προσθετοντας εναν βαθμο για καθε προτζεκτ, και εαν γνωριζει 2+ γλωσσες, προσθετουμε αλλον ενα.</text:p>
      <text:p text:style-name="P5"><text:span text:style-name="T2"/></text:p>
      <text:p text:style-name="P6">Για το evaluators_grade:</text:p>
      <text:p text:style-name="P5"><text:span text:style-name="T2">Αποθηκευουμε αρχικά σε μια μεταβλητη την τιμη του grade1 απο τον πινακα applies. Εαν η μεταβλητη μας εχει τιμη NULL μετα την αναθεση </text:span><text:span text:style-name="T3">(αρα ο evaluator δεν ειναι ο evaluator1)</text:span><text:span text:style-name="T2">, επαναλαμβανουμε την διαδικασια για την τιμη του grade2. </text:span></text:p>
      <text:p text:style-name="P6">Μετα εαν η τιμη της μεταβλητης ειναι ακομα NULL, ο συγκεκριμενος evaluator δεν αξιολογει τον συγκεκριμενο εργαζομενο στην συγκεκριμενη δουλεια, και επιστρεφεται η τιμη 0.</text:p>
      <text:p text:style-name="P5"><text:span text:style-name="T2">Αλλιως, εαν η μεταβλητη εχει τιμη -1 </text:span><text:span text:style-name="T3">(αρα βαθμολογει και δεν εχει καταχωρηθει βαθμολογια) </text:span><text:span text:style-name="T2">καλειται το procedure auto_grading και επιστρεφεται η τιμη του.</text:span></text:p>
      <text:p text:style-name="P6">Τελος, εαν δεν ισχυει κατι απο τα παραπανω σημαινει πως ο αξιολογητης και αξιολογει, και εχει καταχωρησει βαθμολογια, και επιστρεφεται η βαθμολογια του.</text:p>
      <text:p text:style-name="P5"><text:span text:style-name="T2"/></text:p>
      <text:p text:style-name="P5"><text:span text:style-name="T2"/></text:p>
      <text:p text:style-name="P5"><text:soft-page-break/><text:span text:style-name="T2"/></text:p>
      <text:p text:style-name="P5"><text:span text:style-name="T2"/></text:p>
      <text:p text:style-name="P5"><text:span text:style-name="T2"/></text:p>
      <text:p text:style-name="P9"><text:span text:style-name="T2">3.1.3.2</text:span></text:p>
      <text:p text:style-name="P9"><text:span text:style-name="T2">Για αυτο το ερωτημα δημιουργησαμε ενα procedure (application_handler).</text:span></text:p>
      <text:p text:style-name="P9"><text:span text:style-name="T2"/></text:p>
      <text:p text:style-name="P9"><text:span text:style-name="T2">Στην περιπτωση που ο χρηστης εχει επιλεξει “i” , αποθηκευονται τα ονοματα των αξιολογητών για αυτη την θεση εργασιας σε δυο μεταβλητες.</text:span></text:p>
      <text:p text:style-name="P9"><text:span text:style-name="T2">Επειτα, ελεγχονται, και εαν καποια μεταβλητη ειναι NULL </text:span><text:span text:style-name="T3">(αρα δεν εχει συμπληρωθεί ο αξιολογητής),</text:span><text:span text:style-name="T2"> επιλεγεται τυχαια ενας αξιολογητής απο την ιδια εταιρεια που ειναι ο αλλος αξιολογητής. </text:span><text:span text:style-name="T5">Δεν γινεται να μην εχει συμπληρωθει κανενας απο τους δυο αξιολογητες, καθως τουλαχιστον ο ενας απο αυτους ανακοινώνει την θεση εργασιας. </text:span></text:p>
      <text:p text:style-name="P7">Μετα την τυχον επιλογη αξιολογητή, δημιουργείται μια αιτηση για τον εργαζομενο που μας δινεται.</text:p>
      <text:p text:style-name="P7"/>
      <text:p text:style-name="P7">Στην περιπτωση που ο χρηστης εχει επιλεξει “c”, ελεγχεται εαν υπαρχει εργαζομενος με ενεργη αιτηση για αυτη την θεση εργασιας. Εαν υπαρχει, ενημερώνεται σε ακυρωμενη. Εαν οχι, εκτυπώνεται αντιστοιχο μηνυμα.</text:p>
      <text:p text:style-name="P7"/>
      <text:p text:style-name="P7">Τελος, εαν ο χρηστης εχει επιλεξει “a”, ελεγχεται εαν υπαρχει εργαζομενος με ακυρωμένη αιτηση για αυτη την θεση εργασιας. Εαν υπαρχει, ενημερώνεται σε ενεργη. Εαν οχι, εκτυπώνεται αντιστοιχο μηνυμα.</text:p>
      <text:p text:style-name="P7"/>
      <text:p text:style-name="P7"/>
      <text:p text:style-name="P7">3.1.3.3</text:p>
      <text:p text:style-name="P9">Για αυτο το ερωτημα δημιουργησαμε δυο procedures, <text:s/>ενα βοηθητικο <text:s/>(final_grading), και ενα που εκτελει ολες τις ενεργειες και καλει το βοηθητικο (result_extraction).</text:p>
      <text:p text:style-name="P9"/>
      <text:p text:style-name="P9"/>
      <text:p text:style-name="P9">Για το βοηθητικο, ελεγχουμε εαν η αιτηση με τα δεδομενα που παιρνει σαν εισοδο ειναι ακυρωμενη. Εαν ειναι, δεν γινεται τιποτα. Εαν δεν ειναι, σε περιπτωση που δεν εχει βαθμος απο καποιον αξιολογητη, υπολογιζονται με βαση τον πινακα και ενημερωνεται η εγγραφη. Πριν ολοκληρωθει, ανανεωνει τον πινακα ξανα, και ενημερώνει την τελικη βαθμολογια με τον μεσο ορο των βαθμολογιών των δυο αξιολογητών.</text:p>
      <text:p text:style-name="P9"/>
      <text:p text:style-name="P9">Για το result_extraction, αρχικά δημιουργουμε ενα cursor για τους εργαζομενους που εχουν κανει αιτηση για την συγκεκριμενη θεση εργασιας.</text:p>
      <text:p text:style-name="P9">Για καθε εργαζομενο, αποθηκευουμε ολα τα δεδομενα της αιτησης σε μεταβλητές, καλουμε το βοηθητικο για να παρουμε τα τελικα δεδομενα και τα κανουμε insert στον πινακα applications_history. </text:p>
      <text:p text:style-name="P9"/>
      <text:p text:style-name="P9">Μετα που θα αντιγραφουν ολα τα δεδομενα στον πινακα ιστορικου, θα επιλεξουμε τον εργαζομενο με τον μεγαλυτερο τελικο βαθμο και ενεργη αιτηση, και θα τον αποθηκευσουμε στην μεταβλητη εξοδου. Για να αποφυγουμε τυχον προβληματα σε περιπτωση ισοβαθμιας, επιλεγεται παντα ο εργαζομενος που εκανε την αιτηση πρωτος.</text:p>
      <text:p text:style-name="P9"/>
      <text:p text:style-name="P9">Τελος, διαγραφουμε ολες τις εγγραφες για αυτη την θεση εργασιας απο τον πινακα applies.</text:p>
      <text:p text:style-name="P9"/>
      <text:p text:style-name="P9"/>
      <text:p text:style-name="P9"/>
      <text:p text:style-name="P9"/>
      <text:p text:style-name="P9"><text:soft-page-break/>3.1.4.2</text:p>
      <text:p text:style-name="P9">Η υλοποιηση αυτου του trigger ηταν πολυ απλη, καθως απλα μετραει τον αριθμο των ενεργων αιτησεων του συγκεκριμενου εργαζομενου με μια select count(*) και αποθηκευει την ημερομηνια εναρξης της θεσης σε μια μεταβλητη (<text:span text:style-name="T4">για ευκολια αναγνωσης)</text:span>. Μετα υπαρχει ενα if που ελεγχει εαν πληρουνται οι προϋποθέσεις, και εαν οχι, ακυρώνει το insert (γιαυτο και before insert) και τυπώνει το απαραιτητο μηνυμα.</text:p>
      <text:p text:style-name="P9">Ο ελεγχος για τις ημερομηνιες γινεται με χρηση της συναρτησης DATEDIFF.</text:p>
      <text:p text:style-name="P9"/>
      <text:p text:style-name="P9">3.1.4.3</text:p>
      <text:p text:style-name="P10">Αυτο το trigger ακολουθεί την ιδια λογικη με το προηγουμενο. Καλειται ΠΡΙΝ την ενημερωση στον πινακα applies, και αποθηκευει τον αριθμο των ενεργων αιτησεων και την ημερομηνια εναρξης της θεσης. </text:p>
      <text:p text:style-name="P10">Μετα εαν ο χρηστης προσπαθει να ενεργοποιησει καποια ακυρωμενη εγγραφη και εχει 3 ηδη ενεργες, ακυρώνει την ενημερωση και εκτυπώνει αντιστοιχο μηνυμα.</text:p>
      <text:p text:style-name="P10">Εαν παλι, προσπαθει να ακυρώσει μια μη ακυρωμένη εγγραφη και η ημερομηνια εναρξης ειναι σε λιγοτερο απο 10 μερες, δεν το επιτρεπει, και τυπωνει αντιστοιχο μηνυμα.</text:p>
      <text:p text:style-name="P10">Ο ελεγχος των ημερομηνιών γινεται με χρηση της συναρτησης CURDATE().</text:p>
      <text:p text:style-name="P9"/>
      <text:p text:style-name="P9"/>
      <text:p text:style-name="P9"/>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0T19:40:47.091000000</meta:creation-date>
    <dc:date>2024-01-20T22:42:50.693232201</dc:date>
    <meta:editing-duration>PT2H58M11S</meta:editing-duration>
    <meta:editing-cycles>4</meta:editing-cycles>
    <meta:generator>LibreOffice/7.6.4.1$Linux_X86_64 LibreOffice_project/60$Build-1</meta:generator>
    <meta:document-statistic meta:table-count="0" meta:image-count="0" meta:object-count="0" meta:page-count="3" meta:paragraph-count="39" meta:word-count="924" meta:character-count="6150" meta:non-whitespace-character-count="5256"/>
  </office:meta>
</office:document-meta>
</file>